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fill-color="#c0c0c0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fill-color="#c0c0c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778cm" svg:x="4.176cm" svg:y="8.31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778cm" svg:x="4.176cm" svg:y="10.0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4.176cm" svg:y="6.58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778cm" svg:x="2.628cm" svg:y="5.4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778cm" svg:x="2.628cm" svg:y="7.211cm">
          <text:p text:style-name="P1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289cm" svg:y1="9.755cm" svg:x2="3.289cm" svg:y2="11.66cm">
          <text:p/>
        </draw:line>
        <draw:custom-shape draw:style-name="gr3" draw:text-style-name="P1" draw:layer="layout" svg:width="2.032cm" svg:height="1.778cm" svg:x="8.142cm" svg:y="8.3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8.142cm" svg:y="10.10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8.142cm" svg:y="6.6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778cm" svg:x="16.099cm" svg:y="8.19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778cm" svg:x="16.099cm" svg:y="9.9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16.099cm" svg:y="6.46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.778cm" svg:x="14.551cm" svg:y="5.31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778cm" svg:x="14.551cm" svg:y="7.092cm">
          <text:p text:style-name="P1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12cm" svg:y1="9.636cm" svg:x2="15.212cm" svg:y2="11.541cm">
          <text:p/>
        </draw:line>
        <draw:custom-shape draw:style-name="gr3" draw:text-style-name="P1" draw:layer="layout" svg:width="2.032cm" svg:height="1.778cm" svg:x="20.065cm" svg:y="8.2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20.065cm" svg:y="9.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20.065cm" svg:y="6.4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2cm" svg:x="6.715cm" svg:y="9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draw:layer="layout" svg:x1="18.526cm" svg:y1="8.62cm" svg:x2="19.669cm" svg:y2="9.763cm">
          <text:p/>
        </draw:line>
        <draw:line draw:style-name="gr6" draw:text-style-name="P1" draw:layer="layout" svg:x1="18.526cm" svg:y1="9.806cm" svg:x2="19.669cm" svg:y2="8.6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2-20T13:01:34</meta:creation-date>
    <dc:date>2014-02-20T13:22:22</dc:date>
    <dc:creator>Liu Xinyu</dc:creator>
    <meta:editing-duration>PT17M51S</meta:editing-duration>
    <meta:editing-cycles>9</meta:editing-cycles>
    <meta:generator>LibreOffice/3.5$Linux_X86_64 LibreOffice_project/350m1$Build-2</meta:generator>
    <meta:document-statistic meta:object-count="21"/>
  </office:meta>
</office:document-meta>
</file>